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5" draw:name="Shape 72" draw:style-name="gr7" draw:text-style-name="P7" svg:width="0.1335in" svg:height="0.1335in" svg:x="0.5965in" svg:y="0.4217in"><text:p/><draw:enhanced-geometry svg:viewBox="0 0 21600 21600" draw:type="rectangle" draw:enhanced-path="M 0 0 L 21600 0 21600 21600 0 21600 0 0 Z N"/></draw:custom-shape><draw:custom-shape text:anchor-type="paragraph" draw:z-index="3" draw:name="Shape 70" draw:style-name="gr13" draw:text-style-name="P9" svg:width="0.135in" svg:height="0.135in" svg:x="2.3217in" svg:y="0.4201in"><text:p/><draw:enhanced-geometry svg:viewBox="0 0 21600 21600" draw:type="rectangle" draw:enhanced-path="M 0 0 L 21600 0 21600 21600 0 21600 0 0 Z N"/></draw:custom-shape><draw:custom-shape text:anchor-type="paragraph" draw:z-index="1" draw:name="Shape 68" draw:style-name="gr8" draw:text-style-name="P8" svg:width="0.1335in" svg:height="0.1335in" svg:x="4.0417in" svg:y="0.4193in"><text:p/><draw:enhanced-geometry svg:viewBox="0 0 21600 21600" draw:type="rectangle" draw:enhanced-path="M 0 0 L 21600 0 21600 21600 0 21600 0 0 Z N"/></draw:custom-shape><draw:custom-shape text:anchor-type="paragraph" draw:z-index="13" draw:name="Shape 2" draw:style-name="gr7" draw:text-style-name="P7" svg:width="0.1335in" svg:height="0.1335in" svg:x="5.7929in" svg:y="0.413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2" draw:text-style-name="P8" svg:width="0.1378in" svg:height="0.1378in" svg:x="0.1228in" svg:y="0.154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7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9" draw:text-style-name="P9" svg:width="0.1335in" svg:height="0.1335in" svg:x="0.125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8" draw:text-style-name="P8" svg:width="0.1335in" svg:height="0.1335in" svg:x="0.1311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9" svg:width="0.1335in" svg:height="0.1335in" svg:x="0.1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1" draw:text-style-name="P8" svg:width="0.135in" svg:height="0.135in" svg:x="0.112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0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9" draw:text-style-name="P9" svg:width="0.1335in" svg:height="0.1335in" svg:x="0.122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4" draw:style-name="gr1" draw:text-style-name="P3" svg:width="0.1343in" svg:height="0.1343in" svg:x="0.1291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4" draw:style-name="gr2" draw:text-style-name="P4" svg:width="0.135in" svg:height="0.135in" svg:x="0.1173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5" draw:style-name="gr3" draw:text-style-name="P5" svg:width="0.135in" svg:height="0.135in" svg:x="0.121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1" draw:name="Shape 48" draw:style-name="gr4" draw:text-style-name="P3" svg:width="0.1362in" svg:height="0.1362in" svg:x="0.1311in" svg:y="0.163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6" draw:style-name="gr5" draw:text-style-name="P4" svg:width="0.1335in" svg:height="0.1335in" svg:x="0.1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098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7" draw:style-name="gr5" draw:text-style-name="P4" svg:width="0.1335in" svg:height="0.1335in" svg:x="0.1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2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201in" svg:y="0.153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6:51:17.211867793</dc:date>
    <meta:editing-duration>PT2H22M43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